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_5f_block">
      <style:graphic-properties fo:min-height="0.859cm" fo:min-width="2.112cm"/>
    </style:style>
    <style:style style:name="gr2" style:family="graphic" style:parent-style-name="block_5f_arrow">
      <style:graphic-properties draw:textarea-vertical-align="middle" fo:padding-top="0cm" fo:padding-bottom="0.6cm"/>
    </style:style>
    <style:style style:name="gr3" style:family="graphic" style:parent-style-name="block_5f_arrow">
      <style:graphic-properties draw:textarea-horizontal-align="right" draw:textarea-vertical-align="middle" fo:padding-left="-0.1cm" fo:padding-right="0.2cm"/>
    </style:style>
    <style:style style:name="gr4" style:family="graphic" style:parent-style-name="block_5f_arrow">
      <style:graphic-properties draw:textarea-vertical-align="bottom" fo:padding-top="-0.2cm" fo:padding-bottom="0.5cm"/>
    </style:style>
    <style:style style:name="gr5" style:family="graphic" style:parent-style-name="block_5f_arrow">
      <style:graphic-properties draw:textarea-horizontal-align="center" draw:textarea-vertical-align="middle" fo:padding-top="0.6cm" fo:padding-bottom="0.6cm" fo:padding-left="0.6cm" fo:padding-right="0.6cm"/>
    </style:style>
    <style:style style:name="gr6" style:family="graphic" style:parent-style-name="block_5f_arrow">
      <style:graphic-properties draw:textarea-horizontal-align="right" draw:textarea-vertical-align="middle" fo:padding-top="0cm" fo:padding-left="-0.1cm" fo:padding-right="0.2cm"/>
    </style:style>
    <style:style style:name="gr7" style:family="graphic" style:parent-style-name="standard">
      <style:graphic-properties draw:stroke="none" svg:stroke-color="#000000" draw:fill="none" draw:fill-color="#ffffff" fo:min-height="0.004cm"/>
    </style:style>
    <style:style style:name="gr8" style:family="graphic" style:parent-style-name="standard">
      <style:graphic-properties draw:stroke="none" svg:stroke-color="#000000" draw:fill="none" draw:fill-color="#ffffff" fo:min-height="0.627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8pt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start"/>
      <style:text-properties style:font-name="Liberation Serif" fo:font-style="italic" style:font-style-asian="italic" style:font-style-complex="italic"/>
    </style:style>
    <style:style style:name="P6" style:family="paragraph">
      <style:paragraph-properties fo:text-align="center"/>
      <style:text-properties style:font-name="Liberation Serif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style:font-name="Liberation Serif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text-position="0% 100%" style:font-name="Liberation Serif" fo:font-style="italic" style:font-style-asian="italic" style:font-style-complex="italic"/>
    </style:style>
    <style:style style:name="T5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46cm" svg:height="1.143cm" svg:x="5.21cm" svg:y="0.404cm">
          <text:p text:style-name="P1"><text:span text:style-name="T1">observation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646cm" svg:height="1.143cm" svg:x="1.292cm" svg:y="0.404cm">
          <text:p><text:span text:style-name="T1">prediction </text:span><text:span text:style-name="T1">model</text:span></text:p>
          <text:p><text:span text:style-name="T2">Constant Velocity </text:span><text:span text:style-name="T2">for people, </text:span></text:p>
          <text:p><text:span text:style-name="T2">Static for objec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646cm" svg:height="1.143cm" svg:x="5.899cm" svg:y="4.122cm">
          <draw:glue-point draw:id="4" svg:x="2.6cm" svg:y="-4.995cm"/>
          <draw:glue-point draw:id="5" svg:x="2.6cm" svg:y="5.004cm"/>
          <draw:glue-point draw:id="6" svg:x="-2.679cm" svg:y="5.004cm"/>
          <draw:glue-point draw:id="7" svg:x="-2.6cm" svg:y="-4.995cm"/>
          <text:p><text:span text:style-name="T1">data </text:span><text:span text:style-name="T1">association</text:span></text:p>
          <text:p><text:span text:style-name="T2">LABELED </text:span><text:span text:style-name="T2">NNJPD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46cm" svg:height="1.143cm" svg:x="5.899cm" svg:y="6.096cm">
          <draw:glue-point draw:id="4" svg:x="-2.679cm" svg:y="-4.995cm"/>
          <draw:glue-point draw:id="5" svg:x="2.6cm" svg:y="-4.995cm"/>
          <text:p text:style-name="P1"><text:span text:style-name="T1">sequences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646cm" svg:height="1.143cm" svg:x="1.292cm" svg:y="4.122cm">
          <draw:glue-point draw:id="4" svg:x="5.068cm" svg:y="-2.572cm"/>
          <draw:glue-point draw:id="5" svg:x="5.068cm" svg:y="2.983cm"/>
          <text:p text:style-name="P1"><text:span text:style-name="T1">object state</text:span></text:p>
          <text:p text:style-name="P1"><text:span text:style-name="T1">estim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46cm" svg:height="1.143cm" svg:x="1.292cm" svg:y="2.236cm">
          <text:p text:style-name="P1"><text:span text:style-name="T1">tracks databa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938cm" svg:y1="0.975cm" svg:x2="5.21cm" svg:y2="0.975cm" draw:start-shape="id1" draw:start-glue-point="1" draw:end-shape="id2" draw:end-glue-point="3" svg:d="M3938 975h1272" svg:viewBox="0 0 1273 1">
          <text:p><text:span text:style-name="T3"/></text:p>
        </draw:connector>
        <draw:connector draw:style-name="gr3" draw:text-style-name="P4" draw:layer="layout" svg:x1="7.909cm" svg:y1="6.097cm" svg:x2="7.909cm" svg:y2="5.264cm" draw:start-shape="id3" draw:start-glue-point="5" draw:end-shape="id4" draw:end-glue-point="5" svg:d="M7909 6097v-833" svg:viewBox="0 0 1 834">
          <text:p text:style-name="P4"><text:s/><text:span text:style-name="T2">[finally</text:span></text:p>
          <text:p text:style-name="P4"><text:span text:style-name="T2">matched]</text:span></text:p>
        </draw:connector>
        <draw:connector draw:style-name="gr4" draw:layer="layout" svg:x1="5.899cm" svg:y1="4.693cm" svg:x2="3.938cm" svg:y2="5.033cm" draw:start-shape="id4" draw:start-glue-point="3" draw:end-shape="id5" draw:end-glue-point="5" svg:d="M5899 4693h-980v340h-981" svg:viewBox="0 0 1962 341">
          <text:p><text:span text:style-name="T2"><text:s text:c="10"/></text:span><text:span text:style-name="T2">[matched]</text:span></text:p>
        </draw:connector>
        <draw:connector draw:style-name="block_5f_arrow" draw:layer="layout" svg:x1="3.938cm" svg:y1="0.975cm" svg:x2="3.938cm" svg:y2="4.4cm" draw:start-shape="id1" draw:start-glue-point="1" draw:end-shape="id5" draw:end-glue-point="4" svg:d="M3938 975h518v3425h-518" svg:viewBox="0 0 519 3426">
          <text:p/>
        </draw:connector>
        <draw:connector draw:style-name="gr5" draw:text-style-name="P5" draw:layer="layout" svg:x1="2.615cm" svg:y1="2.236cm" svg:x2="2.615cm" svg:y2="1.547cm" draw:start-shape="id6" draw:start-glue-point="0" draw:end-shape="id1" draw:end-glue-point="2" svg:d="M2615 2236v-689" svg:viewBox="0 0 1 690">
          <text:p><text:span text:style-name="T3"/></text:p>
        </draw:connector>
        <draw:connector draw:style-name="gr5" draw:text-style-name="P5" draw:layer="layout" svg:x1="2.615cm" svg:y1="4.122cm" svg:x2="2.615cm" svg:y2="3.379cm" draw:start-shape="id5" draw:start-glue-point="0" draw:end-shape="id6" draw:end-glue-point="2" svg:d="M2615 4122v-743" svg:viewBox="0 0 1 744">
          <text:p><text:span text:style-name="T3"/></text:p>
        </draw:connector>
        <draw:connector draw:style-name="gr2" draw:text-style-name="P3" draw:layer="layout" svg:x1="6.533cm" svg:y1="1.547cm" svg:x2="6.535cm" svg:y2="4.123cm" draw:start-shape="id2" draw:start-glue-point="2" draw:end-shape="id4" draw:end-glue-point="7" svg:d="M6533 1547v1287h2v1289" svg:viewBox="0 0 3 2577">
          <text:p><text:span text:style-name="T3"/></text:p>
        </draw:connector>
        <draw:connector draw:style-name="gr2" draw:text-style-name="P3" draw:layer="layout" svg:x1="7.909cm" svg:y1="2.896cm" svg:x2="7.909cm" svg:y2="4.123cm" draw:start-shape="id7" draw:start-glue-point="2" draw:end-shape="id4" draw:end-glue-point="4" svg:d="M7909 2896v1227" svg:viewBox="0 0 1 1228">
          <text:p><text:span text:style-name="T3"/></text:p>
          <text:p><text:span text:style-name="T4"><text:s text:c="8"/></text:span></text:p>
        </draw:connector>
        <draw:connector draw:style-name="gr6" draw:text-style-name="P4" draw:layer="layout" svg:x1="6.514cm" svg:y1="5.264cm" svg:x2="6.514cm" svg:y2="6.097cm" draw:start-shape="id4" draw:start-glue-point="6" draw:end-shape="id3" draw:end-glue-point="4" svg:d="M6514 5264v833" svg:viewBox="0 0 1 834">
          <text:p text:style-name="P4"><text:s/><text:span text:style-name="T2">[unmatched]</text:span></text:p>
          <text:p text:style-name="P4"><text:span text:style-name="T2"/></text:p>
        </draw:connector>
        <draw:frame draw:style-name="gr7" draw:text-style-name="P7" xml:id="id7" draw:id="id7" draw:layer="layout" svg:width="2.159cm" svg:height="0.564cm" svg:x="6.83cm" svg:y="2.332cm">
          <draw:text-box>
            <text:p text:style-name="P6"><text:span text:style-name="T5">obse</text:span><text:span text:style-name="T5">rvati</text:span><text:span text:style-name="T5">ons</text:span></text:p>
          </draw:text-box>
        </draw:frame>
        <draw:frame draw:style-name="gr8" draw:text-style-name="P7" draw:layer="layout" svg:width="2.74cm" svg:height="0.877cm" svg:x="-0.127cm" svg:y="1.57cm">
          <draw:text-box>
            <text:p text:style-name="P6"><text:span text:style-name="T5">estimated </text:span><text:span text:style-name="T5">posi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_5f_block" style:display-name="text_block" style:family="graphic" style:parent-style-name="standard">
      <style:graphic-properties draw:stroke-dash="Dashed_20__28_var_29__20_4" svg:stroke-width="0.035cm" svg:stroke-color="#000000" draw:marker-start-width="0.252cm" draw:marker-end-width="0.252cm" draw:fill="none" draw:fill-gradient-name="Gradient_20_3" draw:fill-hatch-name="Hatching_20_1" draw:fill-image-name="Bitmap_20_1" draw:textarea-horizontal-align="justify" draw:textarea-vertical-align="middle" draw:auto-grow-height="false" fo:min-height="0.605cm" fo:min-width="3.403cm" fo:padding-top="0.142cm" fo:padding-bottom="0.142cm" fo:padding-left="0.267cm" fo:padding-right="0.267cm"/>
      <style:paragraph-properties fo:text-align="center"/>
      <style:text-properties style:font-name="Liberation Serif1" fo:font-family="'Liberation Serif'" style:font-style-name="Regular" style:font-family-generic="roman" style:font-pitch="variable" fo:font-size="8pt" style:font-size-asian="12pt" style:font-size-complex="12pt"/>
    </style:style>
    <style:style style:name="block_5f_arrow" style:display-name="block_arrow" style:family="graphic" style:parent-style-name="objectwithoutfill">
      <style:graphic-properties draw:stroke-dash="Dashed_20__28_var_29__20_4" svg:stroke-width="0.025cm" draw:marker-start-width="0.237cm" draw:marker-end="Arrow" draw:marker-end-width="0.237cm" draw:fill="none" draw:fill-gradient-name="Gradient_20_3" draw:fill-hatch-name="Hatching_20_1" draw:fill-image-name="Bitmap_20_1" draw:textarea-vertical-align="top" fo:padding-top="0.2cm" fo:padding-bottom="0cm" fo:padding-left="0cm" fo:padding-right="0cm"/>
      <style:paragraph-properties fo:text-align="center"/>
      <style:text-properties style:font-name="Liberation Serif1" fo:font-family="'Liberation Serif'" style:font-style-name="Regular" style:font-family-generic="roman" style:font-pitch="variable" fo:font-size="8pt"/>
    </style:style>
  </office:styles>
  <office:automatic-styles>
    <style:page-layout style:name="PM0">
      <style:page-layout-properties fo:margin-top="0cm" fo:margin-bottom="0cm" fo:margin-left="0cm" fo:margin-right="0cm" fo:page-width="9.2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3:02:58.537187863</meta:creation-date>
    <dc:date>2019-07-03T13:49:20.775002459</dc:date>
    <meta:editing-duration>PT1H34M53S</meta:editing-duration>
    <meta:editing-cycles>50</meta:editing-cycles>
    <meta:generator>LibreOffice/5.1.6.2$Linux_X86_64 LibreOffice_project/10m0$Build-2</meta:generator>
    <meta:document-statistic meta:object-count="17"/>
  </office:meta>
</office:document-meta>
</file>